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6c7ff" officeooo:paragraph-rsid="0006c7ff"/>
    </style:style>
    <style:style style:name="P2" style:family="paragraph" style:parent-style-name="Heading_20_2">
      <style:text-properties officeooo:paragraph-rsid="000755d0"/>
    </style:style>
    <style:style style:name="P3" style:family="paragraph" style:parent-style-name="Subtitle">
      <style:text-properties officeooo:paragraph-rsid="0006c7ff"/>
    </style:style>
    <style:style style:name="P4" style:family="paragraph" style:parent-style-name="Text_20_body" style:list-style-name="L1">
      <style:text-properties officeooo:rsid="0006c7ff" officeooo:paragraph-rsid="0006c7ff"/>
    </style:style>
    <style:style style:name="P5" style:family="paragraph" style:parent-style-name="Text_20_body" style:list-style-name="L1">
      <style:text-properties officeooo:rsid="0006c7ff" officeooo:paragraph-rsid="00092020"/>
    </style:style>
    <style:style style:name="P6" style:family="paragraph" style:parent-style-name="Text_20_body">
      <style:text-properties officeooo:paragraph-rsid="0006c7ff"/>
    </style:style>
    <style:style style:name="P7" style:family="paragraph" style:parent-style-name="Text_20_body">
      <style:text-properties officeooo:paragraph-rsid="000755d0"/>
    </style:style>
    <style:style style:name="P8" style:family="paragraph" style:parent-style-name="Text_20_body" style:list-style-name="L2">
      <style:text-properties officeooo:paragraph-rsid="000755d0"/>
    </style:style>
    <style:style style:name="P9" style:family="paragraph" style:parent-style-name="Text_20_body" style:list-style-name="L3">
      <style:text-properties officeooo:paragraph-rsid="000755d0"/>
    </style:style>
    <style:style style:name="P10" style:family="paragraph" style:parent-style-name="Text_20_body">
      <style:text-properties officeooo:rsid="00092020" officeooo:paragraph-rsid="00092020"/>
    </style:style>
    <style:style style:name="P11" style:family="paragraph" style:parent-style-name="Title">
      <style:text-properties officeooo:rsid="0006c7ff" officeooo:paragraph-rsid="0006c7ff"/>
    </style:style>
    <style:style style:name="T1" style:family="text">
      <style:text-properties style:font-name="Liberation Sans" fo:font-size="18pt" officeooo:rsid="0006c7ff" style:font-name-asian="Noto Sans CJK SC" style:font-size-asian="18pt" style:font-name-complex="Lohit Devanagari1" style:font-size-complex="18pt"/>
    </style:style>
    <style:style style:name="T2" style:family="text">
      <style:text-properties officeooo:rsid="000755d0"/>
    </style:style>
    <style:style style:name="T3" style:family="text">
      <style:text-properties officeooo:rsid="0009202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OGETTO DI LABORATORIO DI SISTEMI OPERATIVI</text:p>
      <text:p text:style-name="P3"><text:span text:style-name="T1">Progetto A.A. 2022/2023 – ADAS made trivial: rappresentazione ispirata alle </text:span>interazioni in un sistema di guida autonoma</text:p>
      <text:p text:style-name="P6"/>
      <text:h text:style-name="P1" text:outline-level="2"><text:span text:style-name="T2">Informazioni autori e data di consegna</text:span>:</text:h>
      <text:list xml:id="list2138865553" text:style-name="L1">
        <text:list-item>
          <text:p text:style-name="P4">Jonathan Colombo, Matricola: 7011579, <text:span text:style-name="T2">Email: jonathan.colombo@stud.unifi.it</text:span></text:p>
        </text:list-item>
        <text:list-item>
          <text:p text:style-name="P5">Athos Macaluso, Matricola: 7006636, <text:span text:style-name="T2">Email: </text:span><text:a xlink:type="simple" xlink:href="mailto:athos.macaluso@stud.unifi.it" text:style-name="Internet_20_link" text:visited-style-name="Visited_20_Internet_20_Link"><text:span text:style-name="T2">athos.macaluso@stud.unifi.it</text:span></text:a></text:p>
        </text:list-item>
        <text:list-item>
          <text:p text:style-name="P5"><text:span text:style-name="T2">Data di consegna: 25/06/2023</text:span></text:p>
        </text:list-item>
      </text:list>
      <text:h text:style-name="P2" text:outline-level="2" text:is-list-header="true"><text:span text:style-name="T2">Istruzioni dettagliate per compilazione ed esecuzione:</text:span></text:h>
      <text:p text:style-name="P7"><text:span text:style-name="T2">All’interno della cartella src è presente un makefile per cui è possibile compilarlo da terminale. Quindi, posizionarsi all’interno della cartella src tramite il terminale e lanciare il comando:</text:span></text:p>
      <text:list xml:id="list3370066883" text:style-name="L2">
        <text:list-item>
          <text:p text:style-name="P8"><text:span text:style-name="T2">$ make</text:span></text:p>
        </text:list-item>
      </text:list>
      <text:p text:style-name="P7"><text:span text:style-name="T2">Una volta compilato il makefile, è possibile lanciare l’esecuzione del programma indicando come entry point il file ./hmi e inserendo come parametro d’ingresso NORMALE o ARTIFICIALE.<text:line-break/>Di seguito sono riportati gli esempi:</text:span></text:p>
      <text:list xml:id="list3791830040" text:style-name="L3">
        <text:list-item>
          <text:p text:style-name="P9">$ ./hmi NORMALE</text:p>
        </text:list-item>
        <text:list-item>
          <text:p text:style-name="P9">$ ./hmi ARTIFICIALE</text:p>
        </text:list-item>
      </text:list>
      <text:p text:style-name="P7"/>
      <text:h text:style-name="Heading_20_2" text:outline-level="2">Sistema obiettivo <text:span text:style-name="T3">e </text:span>caratteristiche SW e HW:</text:h>
      <text:p text:style-name="P10">Il progetto è stato realizzato tramite l’editor di testo Visual Studio Code ecc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09:20:52.814842177</meta:creation-date>
    <dc:date>2023-06-15T09:49:17.646868728</dc:date>
    <meta:editing-duration>PT4M44S</meta:editing-duration>
    <meta:editing-cycles>1</meta:editing-cycles>
    <meta:document-statistic meta:table-count="0" meta:image-count="0" meta:object-count="0" meta:page-count="1" meta:paragraph-count="14" meta:word-count="144" meta:character-count="1016" meta:non-whitespace-character-count="891"/>
    <meta:generator>LibreOffice/7.3.7.2$Linux_X86_64 LibreOffice_project/30$Build-2</meta:generator>
  </office:meta>
</office:document-meta>
</file>